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 Narrow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ani" svg:font-family="Vani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o1" style:family="table">
      <style:table-properties style:width="17.013cm" fo:margin-left="0cm" fo:margin-right="-0.012cm" table:align="margins"/>
    </style:style>
    <style:style style:name="Tablo1.A" style:family="table-column">
      <style:table-column-properties style:column-width="5.159cm" style:rel-column-width="2925*"/>
    </style:style>
    <style:style style:name="Tablo1.B" style:family="table-column">
      <style:table-column-properties style:column-width="5.874cm" style:rel-column-width="3330*"/>
    </style:style>
    <style:style style:name="Tablo1.C" style:family="table-column">
      <style:table-column-properties style:column-width="5.98cm" style:rel-column-width="3390*"/>
    </style:style>
    <style:style style:name="Tablo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1.C1" style:family="table-cell">
      <style:table-cell-properties fo:padding="0.097cm" fo:border="0.002cm solid #000000"/>
    </style:style>
    <style:style style:name="Tablo1.A2" style:family="table-cell">
      <style:table-cell-properties fo:padding="0.097cm" fo:border-left="0.002cm solid #000000" fo:border-right="none" fo:border-top="none" fo:border-bottom="0.002cm solid #000000"/>
    </style:style>
    <style:style style:name="Tablo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2" style:family="table">
      <style:table-properties style:width="17.013cm" fo:margin-left="0cm" fo:margin-right="-0.012cm" table:align="margins"/>
    </style:style>
    <style:style style:name="Tablo2.A" style:family="table-column">
      <style:table-column-properties style:column-width="5.159cm" style:rel-column-width="2925*"/>
    </style:style>
    <style:style style:name="Tablo2.B" style:family="table-column">
      <style:table-column-properties style:column-width="5.874cm" style:rel-column-width="3330*"/>
    </style:style>
    <style:style style:name="Tablo2.C" style:family="table-column">
      <style:table-column-properties style:column-width="5.98cm" style:rel-column-width="3390*"/>
    </style:style>
    <style:style style:name="Tablo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2.C1" style:family="table-cell">
      <style:table-cell-properties fo:padding="0.097cm" fo:border="0.002cm solid #000000"/>
    </style:style>
    <style:style style:name="Tablo2.A2" style:family="table-cell">
      <style:table-cell-properties fo:padding="0.097cm" fo:border-left="0.002cm solid #000000" fo:border-right="none" fo:border-top="none" fo:border-bottom="0.002cm solid #000000"/>
    </style:style>
    <style:style style:name="Tablo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3" style:family="table">
      <style:table-properties style:width="17.013cm" fo:margin-left="0cm" fo:margin-right="-0.012cm" table:align="margins"/>
    </style:style>
    <style:style style:name="Tablo3.A" style:family="table-column">
      <style:table-column-properties style:column-width="5.159cm" style:rel-column-width="2925*"/>
    </style:style>
    <style:style style:name="Tablo3.B" style:family="table-column">
      <style:table-column-properties style:column-width="5.874cm" style:rel-column-width="3330*"/>
    </style:style>
    <style:style style:name="Tablo3.C" style:family="table-column">
      <style:table-column-properties style:column-width="5.98cm" style:rel-column-width="3390*"/>
    </style:style>
    <style:style style:name="Tablo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3.C1" style:family="table-cell">
      <style:table-cell-properties fo:padding="0.097cm" fo:border="0.002cm solid #000000"/>
    </style:style>
    <style:style style:name="Tablo3.A2" style:family="table-cell">
      <style:table-cell-properties fo:padding="0.097cm" fo:border-left="0.002cm solid #000000" fo:border-right="none" fo:border-top="none" fo:border-bottom="0.002cm solid #000000"/>
    </style:style>
    <style:style style:name="Tablo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4" style:family="table">
      <style:table-properties style:width="17.013cm" fo:margin-left="0cm" fo:margin-right="-0.012cm" table:align="margins"/>
    </style:style>
    <style:style style:name="Tablo4.A" style:family="table-column">
      <style:table-column-properties style:column-width="5.159cm" style:rel-column-width="2925*"/>
    </style:style>
    <style:style style:name="Tablo4.B" style:family="table-column">
      <style:table-column-properties style:column-width="5.874cm" style:rel-column-width="3330*"/>
    </style:style>
    <style:style style:name="Tablo4.C" style:family="table-column">
      <style:table-column-properties style:column-width="5.98cm" style:rel-column-width="3390*"/>
    </style:style>
    <style:style style:name="Tablo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4.C1" style:family="table-cell">
      <style:table-cell-properties fo:padding="0.097cm" fo:border="0.002cm solid #000000"/>
    </style:style>
    <style:style style:name="Tablo4.A2" style:family="table-cell">
      <style:table-cell-properties fo:padding="0.097cm" fo:border-left="0.002cm solid #000000" fo:border-right="none" fo:border-top="none" fo:border-bottom="0.002cm solid #000000"/>
    </style:style>
    <style:style style:name="Tablo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 style:list-style-name="L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6pt" style:font-size-asian="6pt" style:font-size-complex="6pt"/>
    </style:style>
    <style:style style:name="P6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Arial" fo:font-size="8pt" style:font-size-asian="8pt" style:font-size-complex="8pt"/>
    </style:style>
    <style:style style:name="P8" style:family="paragraph" style:parent-style-name="Standard">
      <style:text-properties style:font-name="Calibri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fo:text-align="center" style:justify-single-word="false"/>
      <style:text-properties style:font-name="Arial Narrow" fo:font-size="11pt" fo:language="en" fo:country="US" style:font-size-asian="11pt" style:language-asian="tr" style:country-asian="TR" style:font-name-complex="Arial1" style:font-size-complex="11pt"/>
    </style:style>
    <style:style style:name="P13" style:family="paragraph" style:parent-style-name="Standard" style:master-page-name="Standard">
      <style:paragraph-properties fo:margin-top="0cm" fo:margin-bottom="0cm" fo:text-align="center" style:justify-single-word="false" style:page-number="auto"/>
      <style:text-properties style:font-name="Arial Narrow" fo:font-size="11pt" fo:language="en" fo:country="US" style:text-underline-style="solid" style:text-underline-width="auto" style:text-underline-color="font-color" style:font-size-asian="11pt" style:language-asian="tr" style:country-asian="TR" style:font-name-complex="Arial1" style:font-size-complex="11pt"/>
    </style:style>
    <style:style style:name="P14" style:family="paragraph" style:parent-style-name="Preformatted_20_Text" style:list-style-name="L1">
      <style:text-properties style:font-name="Arial" fo:font-size="10pt" style:font-size-asian="10pt" style:font-size-complex="10pt"/>
    </style:style>
    <style:style style:name="P15" style:family="paragraph" style:parent-style-name="Preformatted_20_Text" style:list-style-name="L1">
      <style:text-properties style:font-name="Arial" fo:font-size="10pt" fo:language="en" fo:country="none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fo:language="en" fo:country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OJECT: SINGLIX Operating System <text:s/>Issue: 7 <text:s/>Revision: 0 <text:s/>Date: 31/05/2025</text:p>
      <text:p text:style-name="P12">OWNER: ERDOĞAN TAN / Istanbul / Turkiye</text:p>
      <text:p text:style-name="P2"/>
      <text:p text:style-name="P2"><text:span text:style-name="T1">DIRECT EXTENT TABLE:</text:span></text:p>
      <text:p text:style-name="P5"/>
      <text:p text:style-name="P6">FDT/DDT Offset 5 – Extent Allocation Type = 0</text:p>
      <text:p text:style-name="P10"/>
      <table:table table:name="Tablo1" table:style-name="Tablo1">
        <table:table-column table:style-name="Tablo1.A"/>
        <table:table-column table:style-name="Tablo1.B"/>
        <table:table-column table:style-name="Tablo1.C"/>
        <table:table-row>
          <table:table-cell table:style-name="Tablo1.A1" office:value-type="string">
            <text:p text:style-name="P8"/>
          </table:table-cell>
          <table:table-cell table:style-name="Tablo1.A1" office:value-type="string">
            <text:p text:style-name="P9">SECTOR INDEX</text:p>
          </table:table-cell>
          <table:table-cell table:style-name="Tablo1.C1" office:value-type="string">
            <text:p text:style-name="P9">EXTENT ADDRESS</text:p>
          </table:table-cell>
        </table:table-row>
        <table:table-row>
          <table:table-cell table:style-name="Tablo1.A2" office:value-type="string">
            <text:p text:style-name="P9">FDT/DDT Offset 128:</text:p>
          </table:table-cell>
          <table:table-cell table:style-name="Tablo1.A2" office:value-type="string">
            <text:p text:style-name="P9">Extent 0 – Start Sector <text:s/>= 0</text:p>
          </table:table-cell>
          <table:table-cell table:style-name="Tablo1.C2" office:value-type="string">
            <text:p text:style-name="P9">Extent 0 – LBA</text:p>
          </table:table-cell>
        </table:table-row>
        <table:table-row>
          <table:table-cell table:style-name="Tablo1.A2" office:value-type="string">
            <text:p text:style-name="P9">FDT/DDT Offset 136:</text:p>
          </table:table-cell>
          <table:table-cell table:style-name="Tablo1.A2" office:value-type="string">
            <text:p text:style-name="P9">Extent 1 – Start Sector </text:p>
          </table:table-cell>
          <table:table-cell table:style-name="Tablo1.C2" office:value-type="string">
            <text:p text:style-name="P9">Extent 1 – LBA</text:p>
          </table:table-cell>
        </table:table-row>
        <table:table-row>
          <table:table-cell table:style-name="Tablo1.A2" office:value-type="string">
            <text:p text:style-name="P9">FDT/DDT Offset 144:</text:p>
          </table:table-cell>
          <table:table-cell table:style-name="Tablo1.A2" office:value-type="string">
            <text:p text:style-name="P9">Extent 2 – Start Sector </text:p>
          </table:table-cell>
          <table:table-cell table:style-name="Tablo1.C2" office:value-type="string">
            <text:p text:style-name="P9">Extent 2 – LBA</text:p>
          </table:table-cell>
        </table:table-row>
        <table:table-row>
          <table:table-cell table:style-name="Tablo1.A2" office:value-type="string">
            <text:p text:style-name="P9">FDT/DDT Offset 152:</text:p>
          </table:table-cell>
          <table:table-cell table:style-name="Tablo1.A2" office:value-type="string">
            <text:p text:style-name="P9">Extent 3 – Start Sector </text:p>
          </table:table-cell>
          <table:table-cell table:style-name="Tablo1.C2" office:value-type="string">
            <text:p text:style-name="P9">Extent 3 – LBA</text:p>
          </table:table-cell>
        </table:table-row>
        <table:table-row>
          <table:table-cell table:style-name="Tablo1.A2" office:value-type="string">
            <text:p text:style-name="P9">FDT/DDT Offset 160:</text:p>
          </table:table-cell>
          <table:table-cell table:style-name="Tablo1.A2" office:value-type="string">
            <text:p text:style-name="P9">Extent 4 – Start Sector </text:p>
          </table:table-cell>
          <table:table-cell table:style-name="Tablo1.C2" office:value-type="string">
            <text:p text:style-name="P9">Extent 4 – LBA</text:p>
          </table:table-cell>
        </table:table-row>
        <table:table-row>
          <table:table-cell table:style-name="Tablo1.A2" office:value-type="string">
            <text:p text:style-name="P9">FDT/DDT Offset 168:</text:p>
          </table:table-cell>
          <table:table-cell table:style-name="Tablo1.A2" office:value-type="string">
            <text:p text:style-name="P9">Extent 5 – Start Sector </text:p>
          </table:table-cell>
          <table:table-cell table:style-name="Tablo1.C2" office:value-type="string">
            <text:p text:style-name="P9">Extent 5 – LBA</text:p>
          </table:table-cell>
        </table:table-row>
        <table:table-row>
          <table:table-cell table:style-name="Tablo1.A2" office:value-type="string">
            <text:p text:style-name="P9">FDT/DDT Offset 176:</text:p>
          </table:table-cell>
          <table:table-cell table:style-name="Tablo1.A2" office:value-type="string">
            <text:p text:style-name="P9">Extent 6 – Start Sector </text:p>
          </table:table-cell>
          <table:table-cell table:style-name="Tablo1.C2" office:value-type="string">
            <text:p text:style-name="P9">Extent 6 – LBA</text:p>
          </table:table-cell>
        </table:table-row>
        <table:table-row>
          <table:table-cell table:style-name="Tablo1.A2" office:value-type="string">
            <text:p text:style-name="P9">FDT/DDT Offset 184:</text:p>
          </table:table-cell>
          <table:table-cell table:style-name="Tablo1.A2" office:value-type="string">
            <text:p text:style-name="P9">Extent 7 – Start Sector </text:p>
          </table:table-cell>
          <table:table-cell table:style-name="Tablo1.C2" office:value-type="string">
            <text:p text:style-name="P9">Extent 7 – LBA</text:p>
          </table:table-cell>
        </table:table-row>
        <table:table-row>
          <table:table-cell table:style-name="Tablo1.A2" office:value-type="string">
            <text:p text:style-name="P9">.....</text:p>
          </table:table-cell>
          <table:table-cell table:style-name="Tablo1.A2" office:value-type="string">
            <text:p text:style-name="P9">.....</text:p>
          </table:table-cell>
          <table:table-cell table:style-name="Tablo1.C2" office:value-type="string">
            <text:p text:style-name="P9">.....</text:p>
          </table:table-cell>
        </table:table-row>
        <table:table-row>
          <table:table-cell table:style-name="Tablo1.A2" office:value-type="string">
            <text:p text:style-name="P9">FDT/DDT Offset 224:</text:p>
          </table:table-cell>
          <table:table-cell table:style-name="Tablo1.A2" office:value-type="string">
            <text:p text:style-name="P9">Extent 12 – Start Sector </text:p>
          </table:table-cell>
          <table:table-cell table:style-name="Tablo1.C2" office:value-type="string">
            <text:p text:style-name="P9">Extent 12 – LBA</text:p>
          </table:table-cell>
        </table:table-row>
        <table:table-row>
          <table:table-cell table:style-name="Tablo1.A2" office:value-type="string">
            <text:p text:style-name="P9">FDT/DDT Offset 232:</text:p>
          </table:table-cell>
          <table:table-cell table:style-name="Tablo1.A2" office:value-type="string">
            <text:p text:style-name="P9">Extent 13 – Start Sector </text:p>
          </table:table-cell>
          <table:table-cell table:style-name="Tablo1.C2" office:value-type="string">
            <text:p text:style-name="P9">Extent 13 – LBA</text:p>
          </table:table-cell>
        </table:table-row>
        <table:table-row>
          <table:table-cell table:style-name="Tablo1.A2" office:value-type="string">
            <text:p text:style-name="P9">FDT/DDT Offset 240:</text:p>
          </table:table-cell>
          <table:table-cell table:style-name="Tablo1.A2" office:value-type="string">
            <text:p text:style-name="P9">Extent 14 – Start Sector </text:p>
          </table:table-cell>
          <table:table-cell table:style-name="Tablo1.C2" office:value-type="string">
            <text:p text:style-name="P9">Extent 14 – LBA</text:p>
          </table:table-cell>
        </table:table-row>
        <table:table-row>
          <table:table-cell table:style-name="Tablo1.A2" office:value-type="string">
            <text:p text:style-name="P9">FDT/DDT Offset 248:</text:p>
          </table:table-cell>
          <table:table-cell table:style-name="Tablo1.A2" office:value-type="string">
            <text:p text:style-name="P9">Extent 15 – Start Sector </text:p>
          </table:table-cell>
          <table:table-cell table:style-name="Tablo1.C2" office:value-type="string">
            <text:p text:style-name="P9">Extent 15 – LBA</text:p>
          </table:table-cell>
        </table:table-row>
      </table:table>
      <text:p text:style-name="P11"/>
      <text:p text:style-name="P2"><text:span text:style-name="T1">INDIRECT EXTENT TABLE:</text:span></text:p>
      <text:p text:style-name="P2"/>
      <text:p text:style-name="P6">FDT/DDT Offset 5 – Extent Allocation Type = 1</text:p>
      <text:p text:style-name="P10"/>
      <table:table table:name="Tablo2" table:style-name="Tablo2">
        <table:table-column table:style-name="Tablo2.A"/>
        <table:table-column table:style-name="Tablo2.B"/>
        <table:table-column table:style-name="Tablo2.C"/>
        <table:table-row>
          <table:table-cell table:style-name="Tablo2.A1" office:value-type="string">
            <text:p text:style-name="P8"/>
          </table:table-cell>
          <table:table-cell table:style-name="Tablo2.A1" office:value-type="string">
            <text:p text:style-name="P9">INDIRECT SECTOR INDEX</text:p>
          </table:table-cell>
          <table:table-cell table:style-name="Tablo2.C1" office:value-type="string">
            <text:p text:style-name="P9">DIRECT EXTENT <text:s/>TABLE ADDRESS</text:p>
          </table:table-cell>
        </table:table-row>
        <table:table-row>
          <table:table-cell table:style-name="Tablo2.A2" office:value-type="string">
            <text:p text:style-name="P9">FDT/DDT Offset 128:</text:p>
          </table:table-cell>
          <table:table-cell table:style-name="Tablo2.A2" office:value-type="string">
            <text:p text:style-name="P9">Direct Table 1 <text:s/>– Start Sector <text:s/>= 0</text:p>
          </table:table-cell>
          <table:table-cell table:style-name="Tablo2.C2" office:value-type="string">
            <text:p text:style-name="P9">Direct Table 1 – LBA</text:p>
          </table:table-cell>
        </table:table-row>
        <table:table-row>
          <table:table-cell table:style-name="Tablo2.A2" office:value-type="string">
            <text:p text:style-name="P9">FDT/DDT Offset 136:</text:p>
          </table:table-cell>
          <table:table-cell table:style-name="Tablo2.A2" office:value-type="string">
            <text:p text:style-name="P9">Direct Table 2 <text:s/>– Start Sector </text:p>
          </table:table-cell>
          <table:table-cell table:style-name="Tablo2.C2" office:value-type="string">
            <text:p text:style-name="P9">Direct Table 2 – LBA</text:p>
          </table:table-cell>
        </table:table-row>
        <table:table-row>
          <table:table-cell table:style-name="Tablo2.A2" office:value-type="string">
            <text:p text:style-name="P9">FDT/DDT Offset 144:</text:p>
          </table:table-cell>
          <table:table-cell table:style-name="Tablo2.A2" office:value-type="string">
            <text:p text:style-name="P9">Direct Table 3 <text:s/>– Start Sector </text:p>
          </table:table-cell>
          <table:table-cell table:style-name="Tablo2.C2" office:value-type="string">
            <text:p text:style-name="P9">Direct Table 3 – LBA</text:p>
          </table:table-cell>
        </table:table-row>
        <table:table-row>
          <table:table-cell table:style-name="Tablo2.A2" office:value-type="string">
            <text:p text:style-name="P9">FDT/DDT Offset 152:</text:p>
          </table:table-cell>
          <table:table-cell table:style-name="Tablo2.A2" office:value-type="string">
            <text:p text:style-name="P9">Direct Table 4 <text:s/>– Start Sector </text:p>
          </table:table-cell>
          <table:table-cell table:style-name="Tablo2.C2" office:value-type="string">
            <text:p text:style-name="P9">Direct Table 4 – LBA</text:p>
          </table:table-cell>
        </table:table-row>
        <table:table-row>
          <table:table-cell table:style-name="Tablo2.A2" office:value-type="string">
            <text:p text:style-name="P9">.....</text:p>
          </table:table-cell>
          <table:table-cell table:style-name="Tablo2.A2" office:value-type="string">
            <text:p text:style-name="P9">.....</text:p>
          </table:table-cell>
          <table:table-cell table:style-name="Tablo2.C2" office:value-type="string">
            <text:p text:style-name="P9">.....</text:p>
          </table:table-cell>
        </table:table-row>
        <table:table-row>
          <table:table-cell table:style-name="Tablo2.A2" office:value-type="string">
            <text:p text:style-name="P9">FDT/DDT Offset 232:</text:p>
          </table:table-cell>
          <table:table-cell table:style-name="Tablo2.A2" office:value-type="string">
            <text:p text:style-name="P9">Direct Table 14 <text:s/>– Start Sector </text:p>
          </table:table-cell>
          <table:table-cell table:style-name="Tablo2.C2" office:value-type="string">
            <text:p text:style-name="P9">Direct Table 14 – LBA</text:p>
          </table:table-cell>
        </table:table-row>
        <table:table-row>
          <table:table-cell table:style-name="Tablo2.A2" office:value-type="string">
            <text:p text:style-name="P9">FDT/DDT Offset 240:</text:p>
          </table:table-cell>
          <table:table-cell table:style-name="Tablo2.A2" office:value-type="string">
            <text:p text:style-name="P9">Direct Table 15 <text:s/>– Start Sector </text:p>
          </table:table-cell>
          <table:table-cell table:style-name="Tablo2.C2" office:value-type="string">
            <text:p text:style-name="P9">Direct Table 15 – LBA</text:p>
          </table:table-cell>
        </table:table-row>
        <table:table-row>
          <table:table-cell table:style-name="Tablo2.A2" office:value-type="string">
            <text:p text:style-name="P9">FDT/DDT Offset 248:</text:p>
          </table:table-cell>
          <table:table-cell table:style-name="Tablo2.A2" office:value-type="string">
            <text:p text:style-name="P9">Direct Table 16 <text:s/>– Start Sector </text:p>
          </table:table-cell>
          <table:table-cell table:style-name="Tablo2.C2" office:value-type="string">
            <text:p text:style-name="P9">Direct Table 16 – LBA</text:p>
          </table:table-cell>
        </table:table-row>
      </table:table>
      <text:p text:style-name="P11"/>
      <text:p text:style-name="P4">DOUBLE INDIRECT EXTENT TABLE:</text:p>
      <text:p text:style-name="P2"/>
      <text:p text:style-name="P6">FDT/DDT Offset 5 – Extent Allocation Type = 2</text:p>
      <text:p text:style-name="P10"/>
      <table:table table:name="Tablo3" table:style-name="Tablo3">
        <table:table-column table:style-name="Tablo3.A"/>
        <table:table-column table:style-name="Tablo3.B"/>
        <table:table-column table:style-name="Tablo3.C"/>
        <table:table-row>
          <table:table-cell table:style-name="Tablo3.A1" office:value-type="string">
            <text:p text:style-name="P8"/>
          </table:table-cell>
          <table:table-cell table:style-name="Tablo3.A1" office:value-type="string">
            <text:p text:style-name="P9">DOUBLE INDIRECT SECTOR INDEX</text:p>
          </table:table-cell>
          <table:table-cell table:style-name="Tablo3.C1" office:value-type="string">
            <text:p text:style-name="P9">DIRECT EXTENT <text:s/>TABLE ADDRESS</text:p>
          </table:table-cell>
        </table:table-row>
        <table:table-row>
          <table:table-cell table:style-name="Tablo3.A2" office:value-type="string">
            <text:p text:style-name="P9">FDT/DDT Offset 128:</text:p>
          </table:table-cell>
          <table:table-cell table:style-name="Tablo3.A2" office:value-type="string">
            <text:p text:style-name="P9">Indirect Table 1 – Start Sector <text:s/>= <text:s/>0</text:p>
          </table:table-cell>
          <table:table-cell table:style-name="Tablo3.C2" office:value-type="string">
            <text:p text:style-name="P9">Indirect Table 1 – LBA</text:p>
          </table:table-cell>
        </table:table-row>
        <table:table-row>
          <table:table-cell table:style-name="Tablo3.A2" office:value-type="string">
            <text:p text:style-name="P9">FDT/DDT Offset 136:</text:p>
          </table:table-cell>
          <table:table-cell table:style-name="Tablo3.A2" office:value-type="string">
            <text:p text:style-name="P9">Indirect Table 2 <text:s/>– Start Sector </text:p>
          </table:table-cell>
          <table:table-cell table:style-name="Tablo3.C2" office:value-type="string">
            <text:p text:style-name="P9">Indirect Table 2 – LBA</text:p>
          </table:table-cell>
        </table:table-row>
        <table:table-row>
          <table:table-cell table:style-name="Tablo3.A2" office:value-type="string">
            <text:p text:style-name="P9">FDT/DDT Offset 144:</text:p>
          </table:table-cell>
          <table:table-cell table:style-name="Tablo3.A2" office:value-type="string">
            <text:p text:style-name="P9">Indirect Table 3 <text:s/>– Start Sector </text:p>
          </table:table-cell>
          <table:table-cell table:style-name="Tablo3.C2" office:value-type="string">
            <text:p text:style-name="P9">Indirect Table 3 – LBA</text:p>
          </table:table-cell>
        </table:table-row>
        <table:table-row>
          <table:table-cell table:style-name="Tablo3.A2" office:value-type="string">
            <text:p text:style-name="P9">FDT/DDT Offset 152:</text:p>
          </table:table-cell>
          <table:table-cell table:style-name="Tablo3.A2" office:value-type="string">
            <text:p text:style-name="P9">Indirect Table 4 <text:s/>– Start Sector </text:p>
          </table:table-cell>
          <table:table-cell table:style-name="Tablo3.C2" office:value-type="string">
            <text:p text:style-name="P9">Indirect Table 4 – LBA</text:p>
          </table:table-cell>
        </table:table-row>
        <table:table-row>
          <table:table-cell table:style-name="Tablo3.A2" office:value-type="string">
            <text:p text:style-name="P9">.....</text:p>
          </table:table-cell>
          <table:table-cell table:style-name="Tablo3.A2" office:value-type="string">
            <text:p text:style-name="P9">.....</text:p>
          </table:table-cell>
          <table:table-cell table:style-name="Tablo3.C2" office:value-type="string">
            <text:p text:style-name="P9">.....</text:p>
          </table:table-cell>
        </table:table-row>
        <table:table-row>
          <table:table-cell table:style-name="Tablo3.A2" office:value-type="string">
            <text:p text:style-name="P9">FDT/DDT Offset 232:</text:p>
          </table:table-cell>
          <table:table-cell table:style-name="Tablo3.A2" office:value-type="string">
            <text:p text:style-name="P9">Indirect Table 14 <text:s/>– Start Sector </text:p>
          </table:table-cell>
          <table:table-cell table:style-name="Tablo3.C2" office:value-type="string">
            <text:p text:style-name="P9">Indirect Table 14 – LBA</text:p>
          </table:table-cell>
        </table:table-row>
        <table:table-row>
          <table:table-cell table:style-name="Tablo3.A2" office:value-type="string">
            <text:p text:style-name="P9">FDT/DDT Offset 240:</text:p>
          </table:table-cell>
          <table:table-cell table:style-name="Tablo3.A2" office:value-type="string">
            <text:p text:style-name="P9">Indirect Table 15 <text:s/>– Start Sector </text:p>
          </table:table-cell>
          <table:table-cell table:style-name="Tablo3.C2" office:value-type="string">
            <text:p text:style-name="P9">Indirect Table 15 – LBA</text:p>
          </table:table-cell>
        </table:table-row>
        <table:table-row>
          <table:table-cell table:style-name="Tablo3.A2" office:value-type="string">
            <text:p text:style-name="P9">FDT/DDT Offset 248:</text:p>
          </table:table-cell>
          <table:table-cell table:style-name="Tablo3.A2" office:value-type="string">
            <text:p text:style-name="P9">Indirect Table 16 <text:s/>– Start Sector </text:p>
          </table:table-cell>
          <table:table-cell table:style-name="Tablo3.C2" office:value-type="string">
            <text:p text:style-name="P9">Indirect Table 16 – LBA</text:p>
          </table:table-cell>
        </table:table-row>
      </table:table>
      <text:p text:style-name="Standard"/>
      <text:p text:style-name="P1"><text:soft-page-break/></text:p>
      <text:p text:style-name="P4">NOTES:</text:p>
      <text:p text:style-name="P7"/>
      <text:list xml:id="list8734604556372950709" text:style-name="L1">
        <text:list-item>
          <text:p text:style-name="P14"><text:bookmark text:name="tw-target-text8"/><text:span text:style-name="T3">If the extent (starting sector) address is 0, it means the end of the file</text:span>.</text:p>
        </text:list-item>
        <text:list-item>
          <text:p text:style-name="P3"><text:bookmark text:name="tw-target-text7"/><text:span text:style-name="T3">There are at most 16 direct extents, each containing at least 1 consecutive sector.</text:span></text:p>
        </text:list-item>
        <text:list-item>
          <text:p text:style-name="P14"><text:bookmark text:name="tw-target-text6"/><text:span text:style-name="T3">An extent is pointed to using 2 dwords. The 1st is for the starting sector sequence (index) number and the 2nd is for the starting sector address of the extent.</text:span></text:p>
        </text:list-item>
        <text:list-item>
          <text:p text:style-name="P3">An empty extent contains zero in it's pointers (at least the address).</text:p>
        </text:list-item>
        <text:list-item>
          <text:p text:style-name="P14"><text:bookmark text:name="tw-target-text5"/><text:span text:style-name="T3">Extents are designed using the sector unit, not the cluster. (Extents are already variable-sized clusters. They contain consecutive sectors.)</text:span></text:p>
        </text:list-item>
        <text:list-item>
          <text:p text:style-name="P14"><text:bookmark text:name="tw-target-text4"/><text:span text:style-name="T3">Using the starting sector address instead of the sector count makes it a bit easier to check if the sector is in extent. (This is why sector counts are not used in the table.)</text:span></text:p>
        </text:list-item>
        <text:list-item>
          <text:p text:style-name="P14"><text:bookmark text:name="tw-target-text3"/><text:span text:style-name="T3">An indirect extent table contains 512/8 = 64 pairs of direct extent (dword) pointers.</text:span></text:p>
        </text:list-item>
        <text:list-item>
          <text:p text:style-name="P15"><text:bookmark text:name="tw-target-text2"/>It is possible to use 1024 extents with indirect extent tables. (16*64)</text:p>
        </text:list-item>
        <text:list-item>
          <text:p text:style-name="P14"><text:bookmark text:name="tw-target-text1"/><text:span text:style-name="T3">A double indirect extent table contains 512/8 = 64 pairs of indirect table (dword) pointers.</text:span></text:p>
        </text:list-item>
        <text:list-item>
          <text:p text:style-name="P14"><text:bookmark text:name="tw-target-text"/><text:span text:style-name="T3">It is possible to use 65536 extents with double indirect extent tables. (16*64*64)</text:span></text:p>
        </text:list-item>
      </text:list>
      <text:p text:style-name="P1"/>
      <text:p text:style-name="P1"/>
      <text:p text:style-name="P4">TRIPLE INDIRECT EXTENT TABLE:</text:p>
      <text:p text:style-name="P2"/>
      <text:p text:style-name="P6">FDT/DDT Offset 5 – Extent Allocation Type = 3</text:p>
      <text:p text:style-name="P10"/>
      <table:table table:name="Tablo4" table:style-name="Tablo4">
        <table:table-column table:style-name="Tablo4.A"/>
        <table:table-column table:style-name="Tablo4.B"/>
        <table:table-column table:style-name="Tablo4.C"/>
        <table:table-row>
          <table:table-cell table:style-name="Tablo4.A1" office:value-type="string">
            <text:p text:style-name="P8"/>
          </table:table-cell>
          <table:table-cell table:style-name="Tablo4.A1" office:value-type="string">
            <text:p text:style-name="P9">TRIPLE INDIRECT SECTOR INDEX</text:p>
          </table:table-cell>
          <table:table-cell table:style-name="Tablo4.C1" office:value-type="string">
            <text:p text:style-name="P9">INDIRECT EXTENT <text:s/>TABLE ADDRESS</text:p>
          </table:table-cell>
        </table:table-row>
        <table:table-row>
          <table:table-cell table:style-name="Tablo4.A2" office:value-type="string">
            <text:p text:style-name="P9">FDT/DDT Offset 128:</text:p>
          </table:table-cell>
          <table:table-cell table:style-name="Tablo4.A2" office:value-type="string">
            <text:p text:style-name="P9">Double Indirect Table 1 – Start Sector <text:s/>= <text:s/>0</text:p>
          </table:table-cell>
          <table:table-cell table:style-name="Tablo4.C2" office:value-type="string">
            <text:p text:style-name="P9">Double Indirect Table 1 – LBA</text:p>
          </table:table-cell>
        </table:table-row>
        <table:table-row>
          <table:table-cell table:style-name="Tablo4.A2" office:value-type="string">
            <text:p text:style-name="P9">FDT/DDT Offset 136:</text:p>
          </table:table-cell>
          <table:table-cell table:style-name="Tablo4.A2" office:value-type="string">
            <text:p text:style-name="P9">Double Indirect Table 2 <text:s/>– Start Sector </text:p>
          </table:table-cell>
          <table:table-cell table:style-name="Tablo4.C2" office:value-type="string">
            <text:p text:style-name="P9">Double Indirect Table 2 – LBA</text:p>
          </table:table-cell>
        </table:table-row>
        <table:table-row>
          <table:table-cell table:style-name="Tablo4.A2" office:value-type="string">
            <text:p text:style-name="P9">FDT/DDT Offset 144:</text:p>
          </table:table-cell>
          <table:table-cell table:style-name="Tablo4.A2" office:value-type="string">
            <text:p text:style-name="P9">Double Indirect Table 3 <text:s/>– Start Sector </text:p>
          </table:table-cell>
          <table:table-cell table:style-name="Tablo4.C2" office:value-type="string">
            <text:p text:style-name="P9">Double Indirect Table 3 – LBA</text:p>
          </table:table-cell>
        </table:table-row>
        <table:table-row>
          <table:table-cell table:style-name="Tablo4.A2" office:value-type="string">
            <text:p text:style-name="P9">FDT/DDT Offset 152:</text:p>
          </table:table-cell>
          <table:table-cell table:style-name="Tablo4.A2" office:value-type="string">
            <text:p text:style-name="P9">Double Indirect Table 4 <text:s/>– Start Sector </text:p>
          </table:table-cell>
          <table:table-cell table:style-name="Tablo4.C2" office:value-type="string">
            <text:p text:style-name="P9">Double Indirect Table 4 – LBA</text:p>
          </table:table-cell>
        </table:table-row>
        <table:table-row>
          <table:table-cell table:style-name="Tablo4.A2" office:value-type="string">
            <text:p text:style-name="P9">.....</text:p>
          </table:table-cell>
          <table:table-cell table:style-name="Tablo4.A2" office:value-type="string">
            <text:p text:style-name="P9">.....</text:p>
          </table:table-cell>
          <table:table-cell table:style-name="Tablo4.C2" office:value-type="string">
            <text:p text:style-name="P9">.....</text:p>
          </table:table-cell>
        </table:table-row>
        <table:table-row>
          <table:table-cell table:style-name="Tablo4.A2" office:value-type="string">
            <text:p text:style-name="P9">FDT/DDT Offset 232:</text:p>
          </table:table-cell>
          <table:table-cell table:style-name="Tablo4.A2" office:value-type="string">
            <text:p text:style-name="P9">Double Indirect Table 14 <text:s/>– Start Sector </text:p>
          </table:table-cell>
          <table:table-cell table:style-name="Tablo4.C2" office:value-type="string">
            <text:p text:style-name="P9">Double Indirect Table 14 – LBA</text:p>
          </table:table-cell>
        </table:table-row>
        <table:table-row>
          <table:table-cell table:style-name="Tablo4.A2" office:value-type="string">
            <text:p text:style-name="P9">FDT/DDT Offset 240:</text:p>
          </table:table-cell>
          <table:table-cell table:style-name="Tablo4.A2" office:value-type="string">
            <text:p text:style-name="P9">Double Indirect Table 15 <text:s/>– Start Sector </text:p>
          </table:table-cell>
          <table:table-cell table:style-name="Tablo4.C2" office:value-type="string">
            <text:p text:style-name="P9">Double Indirect Table 15 – LBA</text:p>
          </table:table-cell>
        </table:table-row>
        <table:table-row>
          <table:table-cell table:style-name="Tablo4.A2" office:value-type="string">
            <text:p text:style-name="P9">FDT/DDT Offset 248:</text:p>
          </table:table-cell>
          <table:table-cell table:style-name="Tablo4.A2" office:value-type="string">
            <text:p text:style-name="P9">Double Indirect Table 16 <text:s/>– Start Sector </text:p>
          </table:table-cell>
          <table:table-cell table:style-name="Tablo4.C2" office:value-type="string">
            <text:p text:style-name="P9">Double Indirect Table 16 – LBA</text:p>
          </table:table-cell>
        </table:table-row>
      </table:table>
      <text:p text:style-name="P1"/>
      <text:p text:style-name="P1"/>
      <text:p text:style-name="P2"><text:tab/>* <text:span text:style-name="T3">It is possible to use </text:span>1048576 extents with triple indirect extent tables. (16*64*64*6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 Narrow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ani" svg:font-family="Vani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tr" fo:country="T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Title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doğan Tan</meta:initial-creator>
    <meta:creation-date>2025-05-31T21:33:24.65</meta:creation-date>
    <dc:date>2025-05-31T22:39:14.12</dc:date>
    <dc:creator>Erdoğan Tan</dc:creator>
    <meta:editing-duration>PT1H5M40S</meta:editing-duration>
    <meta:editing-cycles>26</meta:editing-cycles>
    <meta:generator>OpenOffice/4.1.15$Win32 OpenOffice.org_project/4115m2$Build-9813</meta:generator>
    <meta:document-statistic meta:table-count="4" meta:image-count="0" meta:object-count="0" meta:page-count="2" meta:paragraph-count="141" meta:word-count="769" meta:character-count="4132"/>
  </office:meta>
</office:document-meta>
</file>